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d5c" officeooo:paragraph-rsid="00122d5c"/>
    </style:style>
    <style:style style:name="P2" style:family="paragraph" style:parent-style-name="Standard">
      <style:text-properties officeooo:rsid="00122d5c" officeooo:paragraph-rsid="00122d5c" loext:padding="0.049cm" loext:border="none"/>
    </style:style>
    <style:style style:name="P3" style:family="paragraph" style:parent-style-name="Standard">
      <style:text-properties fo:color="#ff6d6d" officeooo:rsid="0014bda9" officeooo:paragraph-rsid="0014bda9"/>
    </style:style>
    <style:style style:name="P4" style:family="paragraph" style:parent-style-name="Standard">
      <style:text-properties fo:color="#ff6d6d" officeooo:rsid="00201787" officeooo:paragraph-rsid="00201787"/>
    </style:style>
    <style:style style:name="P5" style:family="paragraph" style:parent-style-name="Standard">
      <style:text-properties officeooo:rsid="0013d492" officeooo:paragraph-rsid="0013d492"/>
    </style:style>
    <style:style style:name="P6" style:family="paragraph" style:parent-style-name="Standard">
      <style:text-properties officeooo:rsid="0013d492" officeooo:paragraph-rsid="0014bda9"/>
    </style:style>
    <style:style style:name="P7" style:family="paragraph" style:parent-style-name="Standard">
      <style:text-properties officeooo:rsid="00142eaf" officeooo:paragraph-rsid="00142eaf"/>
    </style:style>
    <style:style style:name="P8" style:family="paragraph" style:parent-style-name="Standard">
      <style:text-properties fo:color="#800080" officeooo:rsid="0013d492" officeooo:paragraph-rsid="0013d492"/>
    </style:style>
    <style:style style:name="P9" style:family="paragraph" style:parent-style-name="Standard">
      <style:text-properties fo:color="#800080" officeooo:rsid="0014bda9" officeooo:paragraph-rsid="0014bda9"/>
    </style:style>
    <style:style style:name="P10" style:family="paragraph" style:parent-style-name="Standard">
      <style:text-properties officeooo:paragraph-rsid="00142eaf"/>
    </style:style>
    <style:style style:name="P11" style:family="paragraph" style:parent-style-name="Standard">
      <style:text-properties officeooo:rsid="0014bda9" officeooo:paragraph-rsid="0014bda9"/>
    </style:style>
    <style:style style:name="P12" style:family="paragraph" style:parent-style-name="Standard">
      <style:text-properties fo:background-color="transparent" loext:padding="0.049cm" loext:border="none"/>
    </style:style>
    <style:style style:name="P13" style:family="paragraph" style:parent-style-name="Standard">
      <style:text-properties officeooo:rsid="001e780e" officeooo:paragraph-rsid="001e780e"/>
    </style:style>
    <style:style style:name="P14" style:family="paragraph" style:parent-style-name="Standard">
      <style:text-properties officeooo:rsid="00201787" officeooo:paragraph-rsid="00201787"/>
    </style:style>
    <style:style style:name="P15" style:family="paragraph" style:parent-style-name="Standard">
      <style:text-properties officeooo:paragraph-rsid="00230a2b"/>
    </style:style>
    <style:style style:name="P16" style:family="paragraph" style:parent-style-name="Standard">
      <style:text-properties fo:color="#d4d4d4" style:font-name="Droid Sans Mono" fo:font-size="10.5pt" fo:font-weight="normal" officeooo:rsid="00230a2b" officeooo:paragraph-rsid="00230a2b" fo:background-color="#1e1e1e"/>
    </style:style>
    <style:style style:name="P17" style:family="paragraph" style:parent-style-name="Standard">
      <style:paragraph-properties fo:margin-top="0cm" fo:margin-bottom="0.499cm" loext:contextual-spacing="false"/>
    </style:style>
    <style:style style:name="P18" style:family="paragraph" style:parent-style-name="Text_20_body" style:list-style-name="List_20_1"/>
    <style:style style:name="P19" style:family="paragraph" style:parent-style-name="Text_20_body" style:list-style-name="List_20_1">
      <style:text-properties fo:background-color="transparent" loext:padding="0.049cm" loext:border="none"/>
    </style:style>
    <style:style style:name="P20" style:family="paragraph" style:parent-style-name="Text_20_body" style:list-style-name="List_20_1">
      <style:paragraph-properties fo:margin-top="0cm" fo:margin-bottom="0cm" loext:contextual-spacing="false" fo:padding="0.049cm" fo:border="none"/>
    </style:style>
    <style:style style:name="P21" style:family="paragraph" style:parent-style-name="Text_20_body" style:list-style-name="List_20_1">
      <style:paragraph-properties fo:margin-top="0cm" fo:margin-bottom="0cm" loext:contextual-spacing="false"/>
    </style:style>
    <style:style style:name="T1" style:family="text">
      <style:text-properties fo:color="#ff6d6d"/>
    </style:style>
    <style:style style:name="T2" style:family="text">
      <style:text-properties fo:color="#ff6d6d" officeooo:rsid="00142eaf"/>
    </style:style>
    <style:style style:name="T3" style:family="text">
      <style:text-properties fo:color="#ff6d6d" fo:background-color="transparent" loext:char-shading-value="0"/>
    </style:style>
    <style:style style:name="T4" style:family="text">
      <style:text-properties fo:color="#ff6d6d" officeooo:rsid="00142eaf" fo:background-color="transparent" loext:char-shading-value="0"/>
    </style:style>
    <style:style style:name="T5" style:family="text">
      <style:text-properties fo:color="#800080"/>
    </style:style>
    <style:style style:name="T6" style:family="text">
      <style:text-properties fo:color="#800080" officeooo:rsid="00142eaf"/>
    </style:style>
    <style:style style:name="T7" style:family="text">
      <style:text-properties fo:color="#000000"/>
    </style:style>
    <style:style style:name="T8" style:family="text">
      <style:text-properties officeooo:rsid="0016faad" fo:background-color="transparent" loext:char-shading-value="0" loext:padding="0.049cm" loext:border="none"/>
    </style:style>
    <style:style style:name="T9" style:family="text">
      <style:text-properties fo:background-color="transparent" loext:char-shading-value="0" loext:padding="0.049cm" loext:border="none"/>
    </style:style>
    <style:style style:name="T10" style:family="text">
      <style:text-properties officeooo:rsid="00142eaf"/>
    </style:style>
    <style:style style:name="T11" style:family="text">
      <style:text-properties fo:color="#ff0000"/>
    </style:style>
    <style:style style:name="T12" style:family="text">
      <style:text-properties fo:color="#ff0000" officeooo:rsid="00142eaf"/>
    </style:style>
    <style:style style:name="T13" style:family="text">
      <style:text-properties fo:color="#ff0000" officeooo:rsid="00150a68"/>
    </style:style>
    <style:style style:name="T14" style:family="text">
      <style:text-properties fo:color="#e83e8c" style:font-name="SFMono-Regular" fo:font-size="10.5pt" fo:background-color="transparent" loext:char-shading-value="0" loext:padding="0.049cm" loext:border="none"/>
    </style:style>
    <style:style style:name="T15" style:family="text">
      <style:text-properties fo:font-weight="bold" fo:background-color="transparent" loext:char-shading-value="0" loext:padding="0.049cm" loext:border="none"/>
    </style:style>
    <style:style style:name="T16" style:family="text">
      <style:text-properties officeooo:rsid="00230a2b"/>
    </style:style>
    <style:style style:name="T17" style:family="text">
      <style:text-properties fo:color="#111111" officeooo:rsid="00230a2b"/>
    </style:style>
    <style:style style:name="T18" style:family="text">
      <style:text-properties fo:color="#ffaa95"/>
    </style:style>
    <style:style style:name="T19" style:family="text">
      <style:text-properties fo:color="#ffb66c"/>
    </style:style>
    <style:style style:name="T20" style:family="text">
      <style:text-properties fo:color="#ff7b59"/>
    </style:style>
    <style:style style:name="T21" style:family="text">
      <style:text-properties fo:color="#ff7b59" fo:background-color="transparent" loext:char-shading-value="0"/>
    </style:style>
    <style:style style:name="T22" style:family="text">
      <style:text-properties fo:color="#ff7b59" officeooo:rsid="00142eaf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&lt;form&gt;</text:span> <text:s/><text:span text:style-name="T11">O que terá no formulário</text:span> <text:span text:style-name="T5">&lt;/form&gt;</text:span> :Tag para criar um formulario</text:p>
      <text:p text:style-name="P1">Possui varias propriedades:</text:p>
      <text:p text:style-name="P1"><text:span text:style-name="T1">action = ‘’ </text:span>: Para onde os dados serão enviados. Ex: Nome de outra pagina HTML para enviar os dados</text:p>
      <text:p text:style-name="P1"><text:span text:style-name="T1">method = ‘’</text:span>: Submissão, qual o tipo de método usado Get ou Post .</text:p>
      <text:p text:style-name="P1"><text:span text:style-name="T1">get:</text:span> Dados enviados através da URL.</text:p>
      <text:p text:style-name="P1"><text:span text:style-name="T1">post:</text:span> Envia as informações escondidas para outro ambiente.</text:p>
      <text:p text:style-name="P1"/>
      <text:p text:style-name="P1"><text:span text:style-name="T5">&lt;input&gt;</text:span> :<text:span text:style-name="T5"> </text:span><text:span text:style-name="T7">tag para colocar as informações.</text:span></text:p>
      <text:p text:style-name="P1">Propriedades:</text:p>
      <text:p text:style-name="P1"><text:s/><text:span text:style-name="T1">name = ‘’</text:span></text:p>
      <text:p text:style-name="P1"><text:span text:style-name="T1">type=’’ <text:s/>ex: </text:span>text: para textos</text:p>
      <text:p text:style-name="P1"/>
      <text:p text:style-name="P1"><text:span text:style-name="T5">&lt;button&gt; </text:span><text:span text:style-name="T11">textoDoBotão</text:span><text:span text:style-name="T5"> &lt;/button&gt; </text:span><text:s/>: Para criar um botão e executar ações.</text:p>
      <text:p text:style-name="P1">Pode ter <text:span text:style-name="T1">type=’submit’</text:span> : Para submeter os dados do formulario.</text:p>
      <text:p text:style-name="P1"/>
      <text:p text:style-name="P1"/>
      <text:p text:style-name="P5">Imputs:</text:p>
      <text:p text:style-name="P5"><text:span text:style-name="T2">t</text:span><text:span text:style-name="T1">ype = ‘tipo’</text:span>: Tipo de entrada de dados que o usuário vai fzer.</text:p>
      <text:p text:style-name="P5">Ex: <text:span text:style-name="T1">button, checkbox, text, color</text:span>.</text:p>
      <text:p text:style-name="P5"/>
      <text:p text:style-name="P5"><text:span text:style-name="T22">p</text:span><text:span text:style-name="T21">laceholder =’texto’</text:span><text:span text:style-name="T20"> :</text:span> texto abaixo do imput falando o que tem que fazer.</text:p>
      <text:p text:style-name="P5"/>
      <text:p text:style-name="P5"><text:span text:style-name="T2">r</text:span><text:span text:style-name="T1">equired</text:span> : Faz o campo obrigatorio. Não tem texto após.</text:p>
      <text:p text:style-name="P5"/>
      <text:p text:style-name="P5"><text:span text:style-name="T2">v</text:span><text:span text:style-name="T1">alue =’’</text:span> : Já deixa o campo preenchido. ( pode usar com javascript).</text:p>
      <text:p text:style-name="P5"/>
      <text:p text:style-name="P5"><text:span text:style-name="T2">n</text:span><text:span text:style-name="T1">ame = ‘texto’</text:span> : para dar um nome para o campo quando colocar um valor. Vai na URL quando submete</text:p>
      <text:p text:style-name="P5"/>
      <text:p text:style-name="P5"><text:span text:style-name="T1">id = ‘ID’ </text:span>: Para fazer um ID e manipular</text:p>
      <text:p text:style-name="P5"/>
      <text:p text:style-name="P5"><text:span text:style-name="T5">&lt;label&gt; </text:span><text:span text:style-name="T1">Explicação</text:span><text:span text:style-name="T5"> &lt;/label&gt;</text:span> : Tag que explica o que tem no campo.</text:p>
      <text:p text:style-name="P5">Tem propriedade for: Cria um vinculo entre a label e o campo em sí. Pode usar o ID por exemplo do input.</text:p>
      <text:p text:style-name="P5"/>
      <text:p text:style-name="P5"><text:span text:style-name="T5">&lt;textarea&gt;</text:span><text:span text:style-name="T1">texto já estabelecido</text:span><text:span text:style-name="T5">&lt;/textarea&gt;</text:span>: Uma tag que faz uma area de texto. Pode colocar qualquer coisa, aumentar tamanho etc.</text:p>
      <text:p text:style-name="P5">Propriedades: Todas as do imput além de:</text:p>
      <text:p text:style-name="P8">cols = ‘n’</text:p>
      <text:p text:style-name="P8">rows= ‘n’ </text:p>
      <text:p text:style-name="P5">Cols e rows vao dar o tamanho da textarea.</text:p>
      <text:p text:style-name="P5"/>
      <text:p text:style-name="P5"/>
      <text:p text:style-name="P7"><text:span text:style-name="T5">&lt;input type=’checkbox’&gt; </text:span><text:span text:style-name="T11">Texto na checkbox</text:span><text:span text:style-name="T5"> </text:span>: Faz uma caixinha de marcar. Pode possuir a propriedade <text:span text:style-name="T20">marked</text:span> se já quiser que ele venha marcado.</text:p>
      <text:p text:style-name="P7"><text:span text:style-name="T1">value=’valor’</text:span> : Valor que irá passar quando a checkbox for selecionada.</text:p>
      <text:p text:style-name="P7"><text:span text:style-name="T1">name=’nome’</text:span>: Para as checkbox estarem no mesmo contexto, o nome de todas as checkbox tem que ser IGUAL.</text:p>
      <text:p text:style-name="P7"/>
      <text:p text:style-name="P7"/>
      <text:p text:style-name="P7"/>
      <text:p text:style-name="P10"><text:soft-page-break/><text:span text:style-name="T6">&lt;input type=’radio’&gt; </text:span><text:span text:style-name="T12">texto do radioButton</text:span><text:span text:style-name="T10">: Faz uma radiobutton, uma caxinha que só pode marcar uma vez.</text:span></text:p>
      <text:p text:style-name="P7"><text:s/><text:span text:style-name="T1">value=’valor’</text:span> : Valor que irá passar quando a checkbox for selecionada.</text:p>
      <text:p text:style-name="P7"><text:span text:style-name="T1">name=’nome’</text:span>: Para as checkbox estarem no mesmo contexto, o nome de todas as checkbox tem que ser IGUAL. Quando todas tem o MESMO NOME, só pode marcar uma opção, se tiver nome diferente, pode marcar mais de um.</text:p>
      <text:p text:style-name="P7"/>
      <text:p text:style-name="P7"/>
      <text:p text:style-name="P11">OBS: É possível colocar o input DENTRO de uma label. Se fizer isso, em qualquer lugar do texto que clicar, já seleciona o radiobutton, o que não acontece se estiver só na tag do input.</text:p>
      <text:p text:style-name="P11"/>
      <text:p text:style-name="P11"><text:span text:style-name="T5">&lt;select&gt; :</text:span> Tag para criar uma barrinha que desce para selecionar mais opções.</text:p>
      <text:p text:style-name="P11"><text:tab/><text:span text:style-name="T1">&lt;option value=’valorRetornado’&gt;Uma opção da dropdown&lt;/option&gt;</text:span></text:p>
      <text:p text:style-name="P9">&lt;/select&gt;</text:p>
      <text:p text:style-name="P7"/>
      <text:p text:style-name="P11"><text:span text:style-name="T5">&lt;input type=’password’&gt; </text:span>: Faz bolinha de senha.</text:p>
      <text:p text:style-name="P11"><text:span text:style-name="T5">&lt;input type = ‘file’&gt; </text:span>: Pode escolher no computador um arquivo. </text:p>
      <text:p text:style-name="P11">OBS: se for utilizar um arquivo, dentro da tag <text:span text:style-name="T5">&lt;form&gt;</text:span> tem que ter: </text:p>
      <text:p text:style-name="P3">enctype=’multipart/form-data’&gt;</text:p>
      <text:p text:style-name="P11"/>
      <text:p text:style-name="P11"><text:span text:style-name="T5">&lt;button type=’submit’&gt;</text:span><text:span text:style-name="T7"> </text:span><text:span text:style-name="T13">TextoBotão</text:span><text:span text:style-name="T5"> &lt;/buton&gt;</text:span> para enviar os dados do formulario.</text:p>
      <text:p text:style-name="P11"/>
      <text:p text:style-name="P11"/>
      <text:p text:style-name="P14"><text:span text:style-name="T5">&lt;field&gt; </text:span><text:span text:style-name="T11">Conteúdo</text:span><text:span text:style-name="T5"> &lt;/field&gt;</text:span> : Tipo uma div, mas para formularios. Possui propriedades úteis como </text:p>
      <text:p text:style-name="P4">&lt;legend&gt;<text:span text:style-name="T11">Legenda para o field</text:span> &lt;/legend&gt;</text:p>
      <text:p text:style-name="P11"/>
      <text:p text:style-name="P11"/>
      <text:p text:style-name="P13">OBS: Seletores CSS.</text:p>
      <text:p text:style-name="P13"/>
      <text:p text:style-name="P13">.pai <text:span text:style-name="T5">input[type = ‘text’]</text:span></text:p>
      <text:p text:style-name="P11"><text:s/></text:p>
      <text:p text:style-name="P13">Seletor MUITO poderoso, que aplica estilo apenas aos inputs dentro da classe .pai QUE TEM O TYPE TEXT.</text:p>
      <text:p text:style-name="P11"/>
      <text:p text:style-name="P15"><text:span text:style-name="T16">OBS: Para um botão DENTRO DO FORMS não enviar os dados, é preciso utilizar o </text:span><text:span text:style-name="Emphasis"><text:span text:style-name="T5">event</text:span></text:span><text:span text:style-name="T5">.preventDefault() </text:span><text:span text:style-name="T17">Com event listener. https://developer.mozilla.org/pt-BR/docs/Web/API/Event/preventDefault</text:span>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2"/>
      <text:p text:style-name="P1"><text:soft-page-break/><text:span text:style-name="T8">T</text:span><text:span text:style-name="T9">emos uma grande quantidade de </text:span><text:span text:style-name="Source_20_Text"><text:span text:style-name="T14">types</text:span></text:span><text:span text:style-name="T9"> e atributos para o </text:span><text:span text:style-name="Source_20_Text"><text:span text:style-name="T14">&lt;input&gt;</text:span></text:span><text:span text:style-name="T9"> para usar em formulários.</text:span></text:p>
      <text:p text:style-name="P12">Neste momento, não há necessidade de gravar todas as informações, no entanto é importante que você extraia o conceito e consulte sempre as referências nos recursos adicionais.</text:p>
      <text:p text:style-name="P17"><text:span text:style-name="T9">De modo geral, estes são os </text:span><text:span text:style-name="Source_20_Text"><text:span text:style-name="T14">types</text:span></text:span><text:span text:style-name="T9"> que podem ser usados de acordo com a aplicação do campo input:</text:span></text:p>
      <text:list xml:id="list916910883" text:style-name="List_20_1">
        <text:list-item>
          <text:p text:style-name="P20"><text:span text:style-name="Source_20_Text"><text:span text:style-name="T14">button</text:span></text:span><text:span text:style-name="T9"> : define um botão;</text:span></text:p>
        </text:list-item>
        <text:list-item>
          <text:p text:style-name="P20"><text:span text:style-name="Source_20_Text"><text:span text:style-name="T14">checkbox</text:span></text:span><text:span text:style-name="T9"> : permite que o usuário selecione ZERO ou MAIS opções de um número limitado de escolhas;</text:span></text:p>
        </text:list-item>
        <text:list-item>
          <text:p text:style-name="P20"><text:span text:style-name="Source_20_Text"><text:span text:style-name="T14">color</text:span></text:span><text:span text:style-name="T9"> : campos de entrada que devem conter uma cor para selecionar;</text:span></text:p>
        </text:list-item>
        <text:list-item>
          <text:p text:style-name="P20"><text:span text:style-name="Source_20_Text"><text:span text:style-name="T14">date</text:span></text:span><text:span text:style-name="T9"> : campos de entrada que devem conter uma data;</text:span></text:p>
        </text:list-item>
        <text:list-item>
          <text:p text:style-name="P20"><text:span text:style-name="Source_20_Text"><text:span text:style-name="T14">datetime-local</text:span></text:span><text:span text:style-name="T9"> : campo de entrada de data e hora, sem fuso horário;</text:span></text:p>
        </text:list-item>
        <text:list-item>
          <text:p text:style-name="P20"><text:span text:style-name="Source_20_Text"><text:span text:style-name="T14">email</text:span></text:span><text:span text:style-name="T9"> : campos de entrada que devem conter um endereço de e-mail;</text:span></text:p>
        </text:list-item>
        <text:list-item>
          <text:p text:style-name="P20"><text:span text:style-name="Source_20_Text"><text:span text:style-name="T14">file</text:span></text:span><text:span text:style-name="T9"> : campo de seleção de arquivo e um botão "Procurar" para uploads de arquivos;</text:span></text:p>
        </text:list-item>
        <text:list-item>
          <text:p text:style-name="P20"><text:span text:style-name="Source_20_Text"><text:span text:style-name="T14">month</text:span></text:span><text:span text:style-name="T9"> : permite ao usuário selecionar um mês e ano;</text:span></text:p>
        </text:list-item>
        <text:list-item>
          <text:p text:style-name="P20"><text:span text:style-name="Source_20_Text"><text:span text:style-name="T14">number</text:span></text:span><text:span text:style-name="T9"> : define um campo de entrada numérico;</text:span></text:p>
        </text:list-item>
        <text:list-item>
          <text:p text:style-name="P20"><text:span text:style-name="Source_20_Text"><text:span text:style-name="T14">password</text:span></text:span><text:span text:style-name="T9"> : os caracteres do campo de senha são mascarados (mostrados como asteriscos ou círculos);</text:span></text:p>
        </text:list-item>
        <text:list-item>
          <text:p text:style-name="P20"><text:span text:style-name="Source_20_Text"><text:span text:style-name="T14">radio</text:span></text:span><text:span text:style-name="T9"> : permite que um usuário selecione </text:span><text:span text:style-name="Strong_20_Emphasis"><text:span text:style-name="T15">APENAS UMA </text:span></text:span><text:span text:style-name="T9">de um número limitado de opções;</text:span></text:p>
        </text:list-item>
        <text:list-item>
          <text:p text:style-name="P20"><text:span text:style-name="Source_20_Text"><text:span text:style-name="T14">range</text:span></text:span><text:span text:style-name="T9"> : define um controle para inserir um número (como um controle deslizante). Intervalo padrão é de 0 a 100;</text:span></text:p>
        </text:list-item>
        <text:list-item>
          <text:p text:style-name="P20"><text:span text:style-name="Source_20_Text"><text:span text:style-name="T14">reset</text:span></text:span><text:span text:style-name="T9"> : redefinirá todos os valores do formulário para seus valores padrão;</text:span></text:p>
        </text:list-item>
        <text:list-item>
          <text:p text:style-name="P20"><text:span text:style-name="Source_20_Text"><text:span text:style-name="T14">search</text:span></text:span><text:span text:style-name="T9"> : usado para campos de pesquisa;</text:span></text:p>
        </text:list-item>
        <text:list-item>
          <text:p text:style-name="P20"><text:span text:style-name="Source_20_Text"><text:span text:style-name="T14">submit</text:span></text:span><text:span text:style-name="T9"> : envia dados de formulário a um manipulador de formulários(especificado na </text:span><text:span text:style-name="Source_20_Text"><text:span text:style-name="T14">action</text:span></text:span><text:span text:style-name="T9"> do </text:span><text:span text:style-name="Source_20_Text"><text:span text:style-name="T14">form</text:span></text:span><text:span text:style-name="T9"> );</text:span></text:p>
        </text:list-item>
        <text:list-item>
          <text:p text:style-name="P20"><text:span text:style-name="Source_20_Text"><text:span text:style-name="T14">tel</text:span></text:span><text:span text:style-name="T9"> : campos de entrada que devem conter um número de telefone;</text:span></text:p>
        </text:list-item>
        <text:list-item>
          <text:p text:style-name="P20"><text:span text:style-name="Source_20_Text"><text:span text:style-name="T14">text</text:span></text:span><text:span text:style-name="T9"> : campo de entrada de texto de linha única;</text:span></text:p>
        </text:list-item>
        <text:list-item>
          <text:p text:style-name="P20"><text:span text:style-name="Source_20_Text"><text:span text:style-name="T14">time</text:span></text:span><text:span text:style-name="T9"> : permite que o usuário selecione um horário (sem fuso horário);</text:span></text:p>
        </text:list-item>
        <text:list-item>
          <text:p text:style-name="P20"><text:span text:style-name="Source_20_Text"><text:span text:style-name="T14">url</text:span></text:span><text:span text:style-name="T9"> : campos de entrada que devem conter um endereço URL;</text:span></text:p>
        </text:list-item>
        <text:list-item>
          <text:p text:style-name="P20"><text:span text:style-name="Source_20_Text"><text:span text:style-name="T14">week</text:span></text:span><text:span text:style-name="T9"> : permite ao usuário selecionar uma semana e um ano.</text:span></text:p>
        </text:list-item>
        <text:list-item>
          <text:p text:style-name="P21"><text:span text:style-name="T9">O valor default de um </text:span><text:span text:style-name="Source_20_Text"><text:span text:style-name="T14">type</text:span></text:span><text:span text:style-name="T9"> , sempre será </text:span><text:span text:style-name="Source_20_Text"><text:span text:style-name="T14">text</text:span></text:span><text:span text:style-name="T9"> . Portanto, é preciso especificar de acordo com a sua necessidade.</text:span></text:p>
        </text:list-item>
        <text:list-item>
          <text:p text:style-name="P18"><text:span text:style-name="T9">Como complemento, temos os atributos que são propriedades inseridas para seus inputs </text:span><text:span text:style-name="Source_20_Text"><text:span text:style-name="T14">HTML</text:span></text:span><text:span text:style-name="T9"> . Com elas, você poderá adicionar funcionalidades ao seu formulário. Temos os seguintes atributos abaixo:</text:span></text:p>
        </text:list-item>
        <text:list-item>
          <text:p text:style-name="P20"><text:span text:style-name="Source_20_Text"><text:span text:style-name="T14">value</text:span></text:span><text:span text:style-name="T9"> : especifica um valor inicial para um campo de entrada;</text:span></text:p>
        </text:list-item>
        <text:list-item>
          <text:p text:style-name="P20"><text:span text:style-name="Source_20_Text"><text:span text:style-name="T14">readonly</text:span></text:span><text:span text:style-name="T9"> : especifica que um campo de entrada é somente leitura;</text:span></text:p>
        </text:list-item>
        <text:list-item>
          <text:p text:style-name="P20"><text:span text:style-name="Source_20_Text"><text:span text:style-name="T14">disabled</text:span></text:span><text:span text:style-name="T9"> : especifica que um campo de entrada deve ser desativado;</text:span></text:p>
        </text:list-item>
        <text:list-item>
          <text:p text:style-name="P20"><text:span text:style-name="Source_20_Text"><text:span text:style-name="T14">size</text:span></text:span><text:span text:style-name="T9"> : especifica a largura visível, em caracteres, de um campo de entrada;</text:span></text:p>
        </text:list-item>
        <text:list-item>
          <text:p text:style-name="P20"><text:span text:style-name="Source_20_Text"><text:span text:style-name="T14">maxlength</text:span></text:span><text:span text:style-name="T9"> : especifica o número máximo de caracteres permitidos em um campo de entrada;</text:span></text:p>
        </text:list-item>
        <text:list-item>
          <text:p text:style-name="P20"><text:span text:style-name="Source_20_Text"><text:span text:style-name="T14">min</text:span></text:span><text:span text:style-name="T9"> e </text:span><text:span text:style-name="Source_20_Text"><text:span text:style-name="T14">max</text:span></text:span><text:span text:style-name="T9"> : especificam os valores mínimo e máximo para um campo de entrada;</text:span></text:p>
        </text:list-item>
        <text:list-item>
          <text:p text:style-name="P20"><text:span text:style-name="Source_20_Text"><text:span text:style-name="T14">multiple</text:span></text:span><text:span text:style-name="T9"> : especifica que o usuário tem permissão para inserir mais de um valor em um campo de entrada;</text:span></text:p>
        </text:list-item>
        <text:list-item>
          <text:p text:style-name="P20"><text:span text:style-name="Source_20_Text"><text:span text:style-name="T14">pattern</text:span></text:span><text:span text:style-name="T9"> : especifica uma expressão regular em relação à qual o valor do campo de entrada é verificado;</text:span></text:p>
        </text:list-item>
        <text:list-item>
          <text:p text:style-name="P20"><text:span text:style-name="Source_20_Text"><text:span text:style-name="T14">placeholder</text:span></text:span><text:span text:style-name="T9"> : especifica uma dica curta que descreve o valor esperado de um campo de entrada;</text:span></text:p>
        </text:list-item>
        <text:list-item>
          <text:p text:style-name="P20"><text:soft-page-break/><text:span text:style-name="Source_20_Text"><text:span text:style-name="T14">required</text:span></text:span><text:span text:style-name="T9"> : especifica que um campo de entrada deve ser preenchido antes de enviar o formulário;</text:span></text:p>
        </text:list-item>
        <text:list-item>
          <text:p text:style-name="P20"><text:span text:style-name="Source_20_Text"><text:span text:style-name="T14">step</text:span></text:span><text:span text:style-name="T9"> : especifica os intervalos de números válidos para um campo de entrada;</text:span></text:p>
        </text:list-item>
        <text:list-item>
          <text:p text:style-name="P20"><text:span text:style-name="Source_20_Text"><text:span text:style-name="T14">autofocus</text:span></text:span><text:span text:style-name="T9"> : especifica que um campo de entrada deve obter foco automaticamente quando a página é carregada;</text:span></text:p>
        </text:list-item>
        <text:list-item>
          <text:p text:style-name="P20"><text:span text:style-name="Source_20_Text"><text:span text:style-name="T14">height</text:span></text:span><text:span text:style-name="T9"> e </text:span><text:span text:style-name="Source_20_Text"><text:span text:style-name="T14">width</text:span></text:span><text:span text:style-name="T9"> : especificam a altura e a largura de um elemento;</text:span></text:p>
        </text:list-item>
        <text:list-item>
          <text:p text:style-name="P20"><text:span text:style-name="Source_20_Text"><text:span text:style-name="T14">autocomplete</text:span></text:span><text:span text:style-name="T9"> : especifica se um campo de entrada deve ter o preenchimento automático ativado ou desativado.</text:span></text:p>
          <text:p text:style-name="P19"/>
        </text:list-item>
      </text:list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4:16:43.115338526</meta:creation-date>
    <dc:date>2021-06-18T18:54:05.915199727</dc:date>
    <meta:editing-duration>PT1H48M1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4" meta:paragraph-count="90" meta:word-count="1127" meta:character-count="6440" meta:non-whitespace-character-count="5425"/>
  </office:meta>
</office:document-meta>
</file>